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40">
      <style:paragraph-properties>
        <style:tab-stops>
          <style:tab-stop style:position="5.98cm"/>
        </style:tab-stops>
      </style:paragraph-properties>
      <style:text-properties officeooo:paragraph-rsid="0004e60f"/>
    </style:style>
    <style:style style:name="P2" style:family="paragraph" style:parent-style-name="Normal_20__28_Web_29_">
      <style:paragraph-properties fo:margin-top="0cm" fo:margin-bottom="0cm" style:contextual-spacing="false" fo:text-align="start" style:justify-single-word="false"/>
      <style:text-properties fo:font-size="12pt" fo:font-weight="normal" officeooo:rsid="000343c6" officeooo:paragraph-rsid="000343c6" style:font-size-asian="10.5pt" style:font-weight-asian="normal" style:font-size-complex="12pt" style:font-weight-complex="normal"/>
    </style:style>
    <style:style style:name="P3" style:family="paragraph" style:parent-style-name="Normal_20__28_Web_29_" style:list-style-name="WWNum35">
      <style:paragraph-properties fo:margin-top="0cm" fo:margin-bottom="0cm" style:contextual-spacing="false" fo:text-align="start" style:justify-single-word="false"/>
      <style:text-properties fo:font-size="12pt" fo:font-weight="normal" officeooo:rsid="000343c6" officeooo:paragraph-rsid="000343c6" style:font-size-asian="10.5pt" style:font-weight-asian="normal" style:font-size-complex="12pt" style:font-weight-complex="normal"/>
    </style:style>
    <style:style style:name="P4" style:family="paragraph" style:parent-style-name="Normal_20__28_Web_29_">
      <style:paragraph-properties fo:margin-top="0cm" fo:margin-bottom="0cm" style:contextual-spacing="false" fo:text-align="start" style:justify-single-word="false"/>
      <style:text-properties fo:font-size="12pt" fo:font-weight="normal" officeooo:rsid="001c70f4" officeooo:paragraph-rsid="0004e60f" style:font-size-asian="10.5pt" style:font-weight-asian="normal" style:font-size-complex="12pt" style:font-weight-complex="normal"/>
    </style:style>
    <style:style style:name="P5" style:family="paragraph" style:parent-style-name="Normal_20__28_Web_29_" style:list-style-name="WWNum35">
      <style:paragraph-properties fo:margin-top="0cm" fo:margin-bottom="0cm" style:contextual-spacing="false"/>
      <style:text-properties officeooo:paragraph-rsid="000343c6"/>
    </style:style>
    <style:style style:name="P6" style:family="paragraph" style:parent-style-name="Normal_20__28_Web_29_" style:list-style-name="WWNum35">
      <style:paragraph-properties fo:margin-top="0cm" fo:margin-bottom="0cm" style:contextual-spacing="false"/>
      <style:text-properties officeooo:paragraph-rsid="000343c6"/>
    </style:style>
    <style:style style:name="P7" style:family="paragraph" style:parent-style-name="Normal_20__28_Web_29_">
      <style:paragraph-properties fo:margin-top="0cm" fo:margin-bottom="0cm" style:contextual-spacing="false"/>
      <style:text-properties officeooo:paragraph-rsid="000343c6"/>
    </style:style>
    <style:style style:name="P8" style:family="paragraph" style:parent-style-name="Normal_20__28_Web_29_">
      <style:paragraph-properties fo:margin-top="0cm" fo:margin-bottom="0cm" style:contextual-spacing="false"/>
      <style:text-properties officeooo:paragraph-rsid="000343c6"/>
    </style:style>
    <style:style style:name="P9" style:family="paragraph" style:parent-style-name="Normal_20__28_Web_29_">
      <style:paragraph-properties fo:margin-top="0cm" fo:margin-bottom="0cm" style:contextual-spacing="false"/>
      <style:text-properties officeooo:rsid="001c70f4" officeooo:paragraph-rsid="0004e60f"/>
    </style:style>
    <style:style style:name="P10" style:family="paragraph" style:parent-style-name="Standard">
      <style:paragraph-properties fo:text-align="center" style:justify-single-word="false"/>
      <style:text-properties fo:font-size="28pt" fo:font-weight="bold" officeooo:rsid="0004e60f" officeooo:paragraph-rsid="0004e60f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343c6" officeooo:paragraph-rsid="000343c6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rsid="001803a6" officeooo:paragraph-rsid="000343c6"/>
    </style:style>
    <style:style style:name="T1" style:family="text">
      <style:text-properties style:font-name="Calibri" fo:font-size="11pt" officeooo:rsid="001b52c6" style:font-name-asian="Calibri1" style:font-size-asian="11pt" style:language-asian="en" style:country-asian="US" style:font-name-complex="Calibri1" style:font-size-complex="11pt"/>
    </style:style>
    <style:style style:name="T2" style:family="text">
      <style:text-properties style:font-name="Calibri" fo:font-size="11pt" officeooo:rsid="001c70f4" style:font-name-asian="Calibri1" style:font-size-asian="11pt" style:language-asian="en" style:country-asian="US" style:font-name-complex="Calibri1" style:font-size-complex="11pt"/>
    </style:style>
    <style:style style:name="T3" style:family="text">
      <style:text-properties style:font-name="Calibri" fo:font-size="11pt" style:font-name-asian="Calibri1" style:font-size-asian="11pt" style:language-asian="en" style:country-asian="US" style:font-name-complex="Calibri1" style:font-size-complex="11pt"/>
    </style:style>
    <style:style style:name="T4" style:family="text">
      <style:text-properties style:font-name="Calibri" fo:font-size="11pt" officeooo:rsid="000343c6" style:font-name-asian="Calibri1" style:font-size-asian="11pt" style:language-asian="en" style:country-asian="US" style:font-name-complex="Calibri1" style:font-size-complex="11pt"/>
    </style:style>
    <style:style style:name="T5" style:family="text">
      <style:text-properties style:font-name="Calibri" fo:font-size="11pt" officeooo:rsid="001d3cb9" style:font-name-asian="Calibri1" style:font-size-asian="11pt" style:language-asian="en" style:country-asian="US" style:font-name-complex="Calibri1" style:font-size-complex="11pt"/>
    </style:style>
    <style:style style:name="T6" style:family="text">
      <style:text-properties style:font-name="Calibri" fo:font-size="11pt" officeooo:rsid="000687f1" style:font-name-asian="Calibri1" style:font-size-asian="11pt" style:language-asian="en" style:country-asian="US" style:font-name-complex="Calibri1" style:font-size-complex="11pt"/>
    </style:style>
    <style:style style:name="T7" style:family="text">
      <style:text-properties style:font-name="Calibri" fo:font-size="11pt" fo:font-style="italic" officeooo:rsid="001b52c6" style:font-name-asian="Calibri1" style:font-size-asian="11pt" style:language-asian="en" style:country-asian="US" style:font-style-asian="italic" style:font-name-complex="Calibri1" style:font-size-complex="11pt" style:font-style-complex="italic"/>
    </style:style>
    <style:style style:name="T8" style:family="text">
      <style:text-properties style:font-name="Calibri" fo:font-size="11pt" fo:font-style="italic" officeooo:rsid="001d3cb9" style:font-name-asian="Calibri1" style:font-size-asian="11pt" style:language-asian="en" style:country-asian="US" style:font-style-asian="italic" style:font-name-complex="Calibri1" style:font-size-complex="11pt" style:font-style-complex="italic"/>
    </style:style>
    <style:style style:name="T9" style:family="text">
      <style:text-properties style:font-name-complex="Calibri1"/>
    </style:style>
    <style:style style:name="T10" style:family="text">
      <style:text-properties officeooo:rsid="001a007b" style:font-name-complex="Calibri1"/>
    </style:style>
    <style:style style:name="T11" style:family="text">
      <style:text-properties officeooo:rsid="001c70f4" style:font-name-complex="Calibri1"/>
    </style:style>
    <style:style style:name="T12" style:family="text">
      <style:text-properties officeooo:rsid="001b52c6" style:font-name-complex="Calibri1"/>
    </style:style>
    <style:style style:name="T13" style:family="text">
      <style:text-properties fo:font-weight="bold" style:font-weight-asian="bold" style:font-name-complex="Calibri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QL</text:p>
      <text:p text:style-name="P9"><text:span text:style-name="T3">2) Consultas en Base de datos</text:span></text:p>
      <text:p text:style-name="P9"><text:span text:style-name="T3"><text:tab/>2.1_Normas</text:span></text:p>
      <text:p text:style-name="P9"><text:span text:style-name="T3"><text:tab/><text:tab/>2.1.1_Documento por cada split </text:span></text:p>
      <text:p text:style-name="P9"><text:span text:style-name="T3"><text:tab/><text:tab/>2.1.2_Captura del código y del resultado por cada ejercicio</text:span></text:p>
      <text:p text:style-name="P9"><text:span text:style-name="T3"><text:tab/><text:tab/>2.1.3_ copia del código en el documento y en la carpeta de </text:span><text:span text:style-name="T6">informes </text:span></text:p>
      <text:p text:style-name="P9"><text:span text:style-name="T3"><text:tab/>2.2_Realizar</text:span></text:p>
      <text:p text:style-name="P9"><text:span text:style-name="T3"><text:tab/><text:tab/>2.1.1 bloque</text:span></text:p>
      <text:list xml:id="list2978070373" text:style-name="WWNum40">
        <text:list-item>
          <text:p text:style-name="P1"><text:span text:style-name="T9">Lista todas las columnas de la tabla.</text:span></text:p>
        </text:list-item>
        <text:list-item>
          <text:p text:style-name="P1"><text:span text:style-name="T9">Lista todos los diferentes géneros, eliminando duplicados.</text:span></text:p>
        </text:list-item>
        <text:list-item>
          <text:p text:style-name="P1"><text:span text:style-name="T9">Lista únicamente aquellos juegos que puedan ser jugados únicamente en Linux</text:span></text:p>
        </text:list-item>
        <text:list-item>
          <text:p text:style-name="P1"><text:span text:style-name="T9">Lista todos los juegos de rol, ordenador por nota.</text:span></text:p>
        </text:list-item>
        <text:list-item>
          <text:p text:style-name="P1"><text:span text:style-name="T9">Lista todos aquellos juegos que puedan ser jugados en Español pero no en Frances</text:span></text:p>
        </text:list-item>
        <text:list-item>
          <text:p text:style-name="P1"><text:span text:style-name="T9">Lista el nombre del juego, su precio inicial, su precio final y la diferencia entre ambos en una nueva columna.</text:span></text:p>
        </text:list-item>
        <text:list-item>
          <text:p text:style-name="P1"><text:span text:style-name="T9">¿Cuántos juegos hay del siglo pasado?</text:span></text:p>
        </text:list-item>
        <text:list-item>
          <text:p text:style-name="P1"><text:span text:style-name="T9">Devuelve todos los juegos que terminen o en N o en O.</text:span></text:p>
        </text:list-item>
        <text:list-item>
          <text:p text:style-name="P1"><text:span text:style-name="T9">Devuelve todos los juegos que empiecen por A y que se puedan jugar con mando.</text:span></text:p>
        </text:list-item>
        <text:list-item>
          <text:p text:style-name="P1"><text:span text:style-name="T9">Devuelve todos aquellos juegos que estén entre el 2000 y el 2010.</text:span></text:p>
        </text:list-item>
        <text:list-item>
          <text:p text:style-name="P1"><text:span text:style-name="T9">Devuelve todos los juegos que sean de la saga Final Fantasy.</text:span></text:p>
        </text:list-item>
        <text:list-item>
          <text:p text:style-name="P1"><text:span text:style-name="T9">Devuelve todos los juegos que sean de deportes y haya trabajado más de 3 desarrolladores.</text:span></text:p>
        </text:list-item>
        <text:list-item>
          <text:p text:style-name="P1"><text:span text:style-name="T9">¿Cuántos juegos hay asociados a cada categoría?</text:span></text:p>
        </text:list-item>
        <text:list-item>
          <text:p text:style-name="P1"><text:span text:style-name="T9">¿Cuántos juegos se han sacado en cada año?</text:span></text:p>
        </text:list-item>
        <text:list-item>
          <text:p text:style-name="P1"><text:span text:style-name="T9">En base a la consulta anterior, devuelve aquellos años en los que la media de puntuación esté entre un 6 y un 8,</text:span></text:p>
        </text:list-item>
        <text:list-item>
          <text:p text:style-name="P1"><text:span text:style-name="T9">¿Cuál es la máxima, mínima y puntuación mínima por género?</text:span></text:p>
        </text:list-item>
        <text:list-item>
          <text:p text:style-name="P1"><text:span text:style-name="T9">Usando LIMIT, devuelve el top 10 de juegos con mayor puntuación del 2012.</text:span></text:p>
        </text:list-item>
        <text:list-item>
          <text:p text:style-name="P1"><text:span text:style-name="T9">Usando LIMIT, devuelve el top 10 de juegos más nuevos de género single player.</text:span></text:p>
        </text:list-item>
        <text:list-item>
          <text:p text:style-name="P1">Devuelve la media de nota de todos aquellos juegos que sean para mayores de 18 años.</text:p>
        </text:list-item>
        <text:list-item>
          <text:p text:style-name="P1">¿Cuántos juegos hay asociados a cada tipo (mayor de 18, de 17…)?</text:p>
        </text:list-item>
        <text:list-item>
          <text:p text:style-name="P1">Devuelve todos aquellos años en los que haya menos de 300 juegos.</text:p>
        </text:list-item>
        <text:list-item>
          <text:p text:style-name="P1">Devuelve todos los juegos que estén para Mac pero no para Windows.</text:p>
        </text:list-item>
        <text:list-item>
          <text:p text:style-name="P1">Devuelve todos los juegos donde su precio final sea mayor a su precio inicial.</text:p>
        </text:list-item>
        <text:list-item>
          <text:p text:style-name="P1">Devuelve todos los juegos que no estén valorados en dólares.</text:p>
        </text:list-item>
        <text:list-item>
          <text:p text:style-name="P1">Devuelve todos los juegos que tengan una mayor nota que 0, pero que hayan suspendido.</text:p>
        </text:list-item>
        <text:list-item>
          <text:p text:style-name="P1">Devuelve el top 15 de juegos con mayor número de DLC.</text:p>
        </text:list-item>
        <text:list-item>
          <text:p text:style-name="P1">Devuelve la información de los juegos que sólo se puedan jugar en Inglés.</text:p>
        </text:list-item>
        <text:list-item>
          <text:p text:style-name="P1">Devuelve el nombre(en minúscula) y la web (en mayúscula) de los juegos de acción o casuales.</text:p>
        </text:list-item>
        <text:list-item>
          <text:p text:style-name="P1">¿Cuál es el juego indie con mayor nota? </text:p>
        </text:list-item>
        <text:list-item>
          <text:p text:style-name="P1">¿Y con menor nota?</text:p>
        </text:list-item>
      </text:list>
      <text:p text:style-name="P9"><text:span text:style-name="T5"><text:tab/><text:tab/>2.2.2 Bloque 2</text:span></text:p>
      <text:list xml:id="list151818177402626" text:continue-numbering="true" text:style-name="WWNum40">
        <text:list-item>
          <text:p text:style-name="P1"><text:s/>Devuelve toda la información del juego con menor nota, siempre que sea mayor a cero.</text:p>
        </text:list-item>
        <text:list-item>
          <text:p text:style-name="P1"><text:soft-page-break/>Devuelve aquellos juegos que tengan mayor nota que la media.</text:p>
        </text:list-item>
        <text:list-item>
          <text:p text:style-name="P1">Devuelve el juego con mayor nota del año 2008.</text:p>
        </text:list-item>
        <text:list-item>
          <text:p text:style-name="P1">Devuelve toda la información de los juegos que valgan más que la media.</text:p>
        </text:list-item>
      </text:list>
      <text:p text:style-name="P4"><text:span text:style-name="T5"><text:tab/><text:tab/> <text:s text:c="7"/>35.Devuelve toda la información de los juegos de Linux que tengan el mayor número de logros (</text:span><text:span text:style-name="T8">achivements</text:span><text:span text:style-name="T5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4.44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0.7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2.06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3.3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WWNum4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54cm" fo:text-indent="-0.318cm" fo:margin-left="6.3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7.62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4cm" fo:text-indent="-0.635cm" fo:margin-left="8.89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54cm" fo:text-indent="-0.318cm" fo:margin-left="10.1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11.43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4cm" fo:text-indent="-0.635cm" fo:margin-left="12.7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2.54cm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4:58:19.893000000</meta:creation-date>
    <dc:date>2022-12-18T15:18:16.908000000</dc:date>
    <meta:editing-duration>PT19M56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44" meta:word-count="495" meta:character-count="2700" meta:non-whitespace-character-count="2257"/>
  </office:meta>
</office:document-meta>
</file>